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9fd" officeooo:paragraph-rsid="0005b9fd"/>
    </style:style>
    <style:style style:name="P2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3" style:family="paragraph" style:parent-style-name="Standard">
      <style:text-properties fo:font-weight="bold" officeooo:rsid="0007b0fd" officeooo:paragraph-rsid="0007b0fd" style:font-weight-asian="bold" style:font-weight-complex="bold"/>
    </style:style>
    <style:style style:name="P4" style:family="paragraph" style:parent-style-name="Standard">
      <style:text-properties fo:font-weight="bold" officeooo:rsid="000930ec" officeooo:paragraph-rsid="000930ec" style:font-weight-asian="bold" style:font-weight-complex="bold"/>
    </style:style>
    <style:style style:name="P5" style:family="paragraph" style:parent-style-name="Standard">
      <style:text-properties officeooo:rsid="000df8f3" officeooo:paragraph-rsid="000df8f3"/>
    </style:style>
    <style:style style:name="P6" style:family="paragraph" style:parent-style-name="Standard">
      <style:text-properties fo:font-weight="normal" officeooo:rsid="000df8f3" officeooo:paragraph-rsid="000df8f3" style:font-weight-asian="normal" style:font-weight-complex="normal"/>
    </style:style>
    <style:style style:name="P7" style:family="paragraph" style:parent-style-name="Standard">
      <style:text-properties officeooo:rsid="0005b9fd" officeooo:paragraph-rsid="0005b9fd"/>
    </style:style>
    <style:style style:name="P8" style:family="paragraph" style:parent-style-name="Standard">
      <style:text-properties officeooo:rsid="0005b9fd" officeooo:paragraph-rsid="001a2e7f"/>
    </style:style>
    <style:style style:name="P9" style:family="paragraph" style:parent-style-name="Standard">
      <style:text-properties officeooo:rsid="001df9eb" officeooo:paragraph-rsid="001df9eb"/>
    </style:style>
    <style:style style:name="P10" style:family="paragraph" style:parent-style-name="Standard">
      <style:text-properties officeooo:rsid="001fc758" officeooo:paragraph-rsid="0020be92"/>
    </style:style>
    <style:style style:name="P11" style:family="paragraph" style:parent-style-name="Standard">
      <style:text-properties officeooo:rsid="00250469" officeooo:paragraph-rsid="00250469"/>
    </style:style>
    <style:style style:name="P12" style:family="paragraph" style:parent-style-name="Standard">
      <style:text-properties fo:font-weight="bold" officeooo:rsid="00086ae7" officeooo:paragraph-rsid="00086ae7" style:font-weight-asian="bold" style:font-weight-complex="bold"/>
    </style:style>
    <style:style style:name="P13" style:family="paragraph" style:parent-style-name="Standard">
      <style:text-properties fo:font-weight="normal" officeooo:rsid="0027c0ec" officeooo:paragraph-rsid="0027c0ec" style:font-weight-asian="normal" style:font-weight-complex="normal"/>
    </style:style>
    <style:style style:name="P14" style:family="paragraph" style:parent-style-name="Standard">
      <style:text-properties fo:font-weight="normal" officeooo:rsid="0027c0ec" officeooo:paragraph-rsid="002b422c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086ae7" officeooo:paragraph-rsid="00086ae7" style:font-style-asian="italic" style:font-weight-asian="normal" style:font-style-complex="italic" style:font-weight-complex="normal"/>
    </style:style>
    <style:style style:name="T1" style:family="text">
      <style:text-properties officeooo:rsid="000930ec"/>
    </style:style>
    <style:style style:name="T2" style:family="text">
      <style:text-properties officeooo:rsid="00242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<text:span text:style-name="T1">1. </text:span>20 Points Narrative Description]</text:p>
      <text:p text:style-name="P1"/>
      <text:p text:style-name="P1">File A</text:p>
      <text:p text:style-name="P9">Inventory Information</text:p>
      <text:p text:style-name="P8"/>
      <text:p text:style-name="P1">File B</text:p>
      <text:p text:style-name="P11">All Data Together</text:p>
      <text:p text:style-name="P1"/>
      <text:p text:style-name="P1">File C – <text:span text:style-name="T2">Personal Information</text:span></text:p>
      <text:p text:style-name="P10">Address, Name</text:p>
      <text:p text:style-name="P1"/>
      <text:p text:style-name="P2">[<text:span text:style-name="T1">2. </text:span>10 Points Narrative to design a database schema]</text:p>
      <text:p text:style-name="P1"/>
      <text:p text:style-name="P1">Tables, Attributes, Data Types, Primary and Foreign Keys</text:p>
      <text:p text:style-name="P1"/>
      <text:p text:style-name="P5">&lt;&lt;&lt; Screenshot from Excel &gt;&gt;&gt;</text:p>
      <text:p text:style-name="P1"/>
      <text:p text:style-name="P3">[<text:span text:style-name="T1">3. </text:span>15 Points Example of each table]</text:p>
      <text:p text:style-name="P3"/>
      <text:p text:style-name="P6">&lt;&lt;&lt; Screenshot from Excel &gt;&gt;&gt;</text:p>
      <text:p text:style-name="P3"/>
      <text:p text:style-name="P12">[<text:span text:style-name="T1">4. </text:span>30 Points Process for creating the database schema and tables. Describe decisions]</text:p>
      <text:p text:style-name="P12"/>
      <text:p text:style-name="P15">Relationship between data files</text:p>
      <text:p text:style-name="P13">Upon careful observation on the data provided File A, File B, File C we come down to the following conclusion on the relationship between these 3 data files. </text:p>
      <text:p text:style-name="P14">File B has all the data related to a person’s information, Inventory (car) he possess and his purchase information o the inventory. </text:p>
      <text:p text:style-name="P14">File A has the Inventory details that the personal from File C has in his possession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09:36:55.039515659</meta:creation-date>
    <dc:date>2020-09-02T11:05:17.958870118</dc:date>
    <meta:editing-duration>PT1H6M2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37" meta:character-count="822" meta:non-whitespace-character-count="699"/>
  </office:meta>
</office:document-meta>
</file>